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itialization of Presentation Models</text:p>
      <text:h text:style-name="Heading_20_1" text:outline-level="1">General considerations</text:h>
      <text:p text:style-name="Standard">Pm4j presentation models may be configured conveniently by class- and field-annotations.</text:p>
      <text:p text:style-name="Standard">Some of these annotations act locally, others take effect on PM sub trees. Hence the evaluation of the parameters (meta data) for the PM causes some effort and should be done only once in application live time.</text:p>
      <text:p text:style-name="Standard">To minimize the memory footprint of the PM, all PM's instances with the same meta data will share the same meta data instance.</text:p>
      <text:p text:style-name="Standard">After assigning meta data, individual PM instances need to perform their individual initialization. This includes dependency injection and other individual initializations implemented in the onPmInit() method.</text:p>
      <text:h text:style-name="Heading_20_1" text:outline-level="1">Meta data initialization</text:h>
      <text:p text:style-name="Standard">Pm4j provides two general initialization kinds of meta data initialization. One for PM's that are used as PM-fields and another for PM's that aren't used in fields.</text:p>
      <text:h text:style-name="Heading_20_2" text:outline-level="2">Meta data initialization of PM's that aren't used as PM fields</text:h>
      <text:p text:style-name="Standard">Pm4j identifies the meta data instance to be used for a PM's using the canonical key of the PM. The canonical key is a string containing the names of all parents and the PM itself.</text:p>
      <text:p text:style-name="Standard">Some examples:</text:p>
      <text:list xml:id="list31515945" text:style-name="L1">
        <text:list-item>
          <text:p text:style-name="P1">The PM root session may have the canonical name 'adminSessionPm'.</text:p>
        </text:list-item>
        <text:list-item>
          <text:p text:style-name="P1">An user edit PM within this session may have the canonical name 'adminSessionPm.userEditPm'.</text:p>
        </text:list-item>
        <text:list-item>
          <text:p text:style-name="P1">An address, provided by a field within the user edit PM may have the canonical name 'adminSessionPm.userEditPm.addresses.addressPm'.</text:p>
        </text:list-item>
      </text:list>
      <text:p text:style-name="Text_20_body">The meta data for non-field PM's are managed in a static hash map. Only the initialization of first PM needs to perform the time consuming annotation analysis. Following instances just get the meta data from the hash map.</text:p>
      <text:h text:style-name="Heading_20_2" text:outline-level="2">Meta data initialization of PM's that are used as PM fields</text:h>
      <text:p text:style-name="Text_20_body">PM fields may be used to declare child PM's. E.g.:</text:p>
      <text:p text:style-name="Text_20_body"><text:s text:c="2"/><text:span text:style-name="Code">public final PmAttrString myAttr = new PmAttrStringImpl(this);</text:span></text:p>
      <text:p text:style-name="Text_20_body">The name of the field is used to create the name of the PM within its parent.</text:p>
      <text:p text:style-name="Text_20_body">To determine this PM name, the parent of the PM has to be scanned using the reflection API. This is a time consuming operation and should be done only once in application live time.</text:p>
      <text:p text:style-name="Text_20_body">Pm4j uses the following algorithm:</text:p>
      <text:list xml:id="list31512161" text:style-name="L2">
        <text:list-item>
          <text:p text:style-name="P2">The constructor of the child registers the child within the parent instance and asks the parent for an index of the child within the parent. The child index position gets stored in a field of the client PM.</text:p>
        </text:list-item>
        <text:list-item>
          <text:p text:style-name="P2">The parent uses the client registration call to maintain a list of its children.</text:p>
        </text:list-item>
        <text:list-item>
          <text:p text:style-name="P2"><text:soft-page-break/>The first call to a PM-Method, triggers the PM initialization. The PM detects its initialization state simply by checking if it has a reference to its meta data.</text:p>
        </text:list-item>
        <text:list-item>
          <text:p text:style-name="P2">A child asks its parent for the PM-meta data associated to its child index position.</text:p>
        </text:list-item>
        <text:list-item>
          <text:p text:style-name="P2">If the parent is not yet initialized, it performs its own initialization now.</text:p>
        </text:list-item>
        <text:list-item>
          <text:p text:style-name="P2">Initialization of the parent's meta data includes a scan of its public fields. A field-declared child PM can be identified by checking if a field references one of the known child instances.</text:p>
        </text:list-item>
        <text:list-item>
          <text:p text:style-name="P2">The meta data of the parent contains an array of child-field meta data. The initialized meta data for each child-field will stored there. This array allows to provide the meta data next time quickly just by using the child-index position.</text:p>
        </text:list-item>
      </text:list>
      <text:h text:style-name="Heading_20_1" text:outline-level="1">PM instance initialization</text:h>
      <text:p text:style-name="Text_20_body">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5cm" fo:margin-bottom="0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f Böde</meta:initial-creator>
    <meta:creation-date>2010-11-24T18:34:39.81</meta:creation-date>
    <dc:date>2010-11-29T12:08:22.88</dc:date>
    <dc:creator>Olaf Böde</dc:creator>
    <meta:editing-duration>PT03H37M18S</meta:editing-duration>
    <meta:editing-cycles>22</meta:editing-cycles>
    <meta:generator>OpenOffice.org/3.2$Win32 OpenOffice.org_project/320m18$Build-9502</meta:generator>
    <meta:document-statistic meta:table-count="0" meta:image-count="0" meta:object-count="0" meta:page-count="2" meta:paragraph-count="30" meta:word-count="537" meta:character-count="3187"/>
  </office:meta>
</office:document-meta>
</file>